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08000000084D60FB4967481D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Empty" draw:fill-image-width="20cm" draw:fill-image-height="13cm" style:repeat="no-repea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notes">
      <style:graphic-properties draw:fill-color="#ffffff" draw:auto-grow-height="true" fo:min-height="13.1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notes">
      <style:graphic-properties draw:fill-color="#ffffff" fo:min-height="12.001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text-properties fo:background-color="transparent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background-color="transparent"/>
    </style:style>
    <style:style style:name="T6" style:family="text">
      <style:text-properties fo:color="#95b241" fo:font-weight="bold" style:font-weight-asian="bold" style:font-weight-complex="bold"/>
    </style:style>
    <style:style style:name="T7" style:family="text">
      <style:text-properties fo:color="#34a3c5" fo:font-weight="bold" style:font-weight-asian="bold" style:font-weight-complex="bold"/>
    </style:style>
    <style:style style:name="T8" style:family="text">
      <style:text-properties fo:color="#f36838"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fo:font-size="18pt" style:font-size-asian="18pt" style:font-weight-asian="normal" style:font-size-complex="18pt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Software Architecture (Project)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Projects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RCH-PROJ A03</text:span></text:p>
            <text:p><text:span text:style-name="T3">Licensed under </text:span><text:span text:style-name="T3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is Semester’s Project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semester’s projects</text:p>
                <text:list>
                  <text:list-item>
                    <text:p>See <text:a xlink:href="https://wp.me/pDU66-4aR" xlink:type="simple">https://wp.me/pDU66-4aR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urse Management</text:p>
          </draw:text-box>
        </draw:frame>
        <draw:frame presentation:style-name="pr6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5">Student teams</text:span></text:p>
                <text:list>
                  <text:list-item>
                    <text:p><text:span text:style-name="T5">See Course index → Project teams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om allocations</text:span></text:p>
                <text:list>
                  <text:list-item>
                    <text:p><text:span text:style-name="T5">See Course index → Meeting roo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he AMOS Project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For source code, we use the MIT license</text:p>
                <text:list>
                  <text:list-item>
                    <text:p>See <text:a xlink:href="https://opensource.org/licenses/MIT" xlink:type="simple">https://opensource.org/licenses/MIT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r other data, we use the CC BY 4.0 license</text:p>
                <text:list>
                  <text:list-item>
                    <text:p>See <text:a xlink:href="https://creativecommons.org/licenses/by/4.0/" xlink:type="simple">https://creativecommons.org/licenses/by/4.0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8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Open Source Governanc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Do not add copyleft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teaching team whether library is O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6">OK: Permissive licenses (BSD, Apache)</text:span></text:p>
                  </text:list-item>
                  <text:list-item>
                    <text:p><text:span text:style-name="T7">May be OK: Weakly protective (a.k.a. “weak copyleft”)</text:span></text:p>
                  </text:list-item>
                  <text:list-item>
                    <text:p><text:span text:style-name="T8">Usually not OK: Strongly protective (a.k.a. “reciprocal” or “copyleft”)</text:span></text:p>
                  </text:list-item>
                  <text:list-item>
                    <text:p><text:span text:style-name="T9">Never OK: Public domain or no 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8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10">DR</text:span></text:p>
          </draw:text-box>
        </draw:frame>
        <draw:frame presentation:style-name="pr10" draw:text-style-name="P9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10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404040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404040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20M52S</meta:editing-duration>
    <meta:editing-cycles>171</meta:editing-cycles>
    <meta:generator>LibreOffice/6.0.7.3$Linux_X86_64 LibreOffice_project/00m0$Build-3</meta:generator>
    <meta:initial-creator>Dirk Riehle</meta:initial-creator>
    <dc:date>2020-04-20T11:48:00.613236597</dc:date>
    <meta:printed-by>Dirk Riehle</meta:printed-by>
    <meta:print-date>2013-05-04T19:19:21</meta:print-date>
    <meta:document-statistic meta:object-count="82"/>
    <meta:template xlink:type="simple" xlink:actuate="onRequest" xlink:title="True Blue Presentation" xlink:href="../../../../Templates/True%20Blue%20Presentation.otp" meta:date="2013-04-02T22:52:20"/>
  </office:meta>
</office:document-meta>
</file>